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2cd" officeooo:paragraph-rsid="0001d2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dew6<text:tab/>8gawhefc9uesdhgf7era5gfsdrjfu9rd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08:50:12.062000000</meta:creation-date>
    <dc:date>2024-03-01T08:52:01.347000000</dc:date>
    <meta:editing-duration>PT1M49S</meta:editing-duration>
    <meta:editing-cycles>1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1" meta:word-count="2" meta:character-count="39" meta:non-whitespace-character-count="38"/>
  </office:meta>
</office:document-meta>
</file>